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3F000002F2100002F21625034534CAEF28D.svg" manifest:media-type="image/svg+xml"/>
  <manifest:file-entry manifest:full-path="Pictures/100002010000023A0000023A86C1DF3553492531.png" manifest:media-type="image/png"/>
  <manifest:file-entry manifest:full-path="Pictures/100003D7000034EB000034EB14C4235519E9DF10.svg" manifest:media-type="image/svg+xml"/>
  <manifest:file-entry manifest:full-path="Pictures/1000073D000032AC000032AC3EA370818E51D5BB.svg" manifest:media-type="image/svg+xml"/>
  <manifest:file-entry manifest:full-path="Pictures/100005CF00001EDF00001EDFDB870B7985A3CD15.svg" manifest:media-type="image/svg+xml"/>
  <manifest:file-entry manifest:full-path="Pictures/10000201000002650000026530FF5A1F930A1238.png" manifest:media-type="image/png"/>
  <manifest:file-entry manifest:full-path="Pictures/1000020100000280000002807753C633FF23A9F5.png" manifest:media-type="image/png"/>
  <manifest:file-entry manifest:full-path="Pictures/1000020100000175000001757351E220C009287F.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draw:stroke-dash="Dashed_20__28_var_29__20_4" svg:stroke-width="0.1cm" svg:stroke-color="#000000" draw:marker-start-width="0.35cm" draw:marker-end-width="0.35cm" draw:stroke-linejoin="none" svg:stroke-linecap="butt" draw:fill="none" draw:fill-color="#000000" draw:textarea-horizontal-align="center" draw:textarea-vertical-align="middle" fo:padding-top="0.175cm" fo:padding-bottom="0.175cm" fo:padding-left="0.3cm" fo:padding-right="0.3cm"/>
    </style:style>
    <style:style style:name="gr2" style:family="graphic" style:parent-style-name="standard">
      <style:graphic-properties draw:stroke="solid" draw:stroke-dash="Dashed_20__28_var_29__20_4" svg:stroke-width="0.1cm" svg:stroke-color="#000000" draw:marker-start-width="0.35cm" draw:marker-end-width="0.35cm" draw:stroke-linejoin="none" svg:stroke-linecap="butt" draw:fill="solid" draw:fill-color="#000000" draw:textarea-horizontal-align="center" draw:textarea-vertical-align="middle" fo:padding-top="0.175cm" fo:padding-bottom="0.175cm" fo:padding-left="0.3cm" fo:padding-right="0.3cm"/>
    </style:style>
    <style:style style:name="gr3" style:family="graphic" style:parent-style-name="Objekt_20_bez_20_výplne_20_a_20_obrysu">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kt_20_bez_20_výplne_20_a_20_obrysu">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1cm" svg:stroke-color="#000000" draw:marker-start-width="0.35cm" draw:marker-end-width="0.35cm" draw:fill="solid" draw:fill-color="#000000" draw:textarea-horizontal-align="justify" draw:textarea-vertical-align="middle" draw:auto-grow-height="false" fo:min-height="2.15cm" fo:min-width="0.3cm" fo:padding-top="0.175cm" fo:padding-bottom="0.175cm" fo:padding-left="0.3cm" fo:padding-right="0.3cm"/>
    </style:style>
    <style:style style:name="gr6" style:family="graphic" style:parent-style-name="objectwithoutfill">
      <style:graphic-properties svg:stroke-width="0.1cm" svg:stroke-color="#000000" draw:marker-start-width="0.35cm" draw:marker-end-width="0.35cm" draw:fill="solid" draw:textarea-vertical-align="middle" fo:padding-top="0.175cm" fo:padding-bottom="0.175cm" fo:padding-left="0.3cm" fo:padding-right="0.3cm"/>
    </style:style>
    <style:style style:name="gr7" style:family="graphic" style:parent-style-name="standard">
      <style:graphic-properties draw:stroke="none" draw:stroke-dash="Dashed_20__28_var_29__20_4" svg:stroke-width="0cm" svg:stroke-color="#000000" draw:marker-start-width="0.35cm" draw:marker-end-width="0.35cm" draw:stroke-linejoin="none" svg:stroke-linecap="butt" draw:fill="solid" draw:fill-color="#000000" draw:opacity="100%" draw:textarea-horizontal-align="center" draw:textarea-vertical-align="middle" fo:padding-top="0.175cm" fo:padding-bottom="0.175cm" fo:padding-left="0.3cm" fo:padding-right="0.3cm"/>
    </style:style>
    <style:style style:name="P1" style:family="paragraph">
      <loext:graphic-properties draw:fill="none" draw:fill-color="#000000"/>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solid"/>
      <style:paragraph-properties fo:text-align="center"/>
    </style:style>
    <style:style style:name="P6" style:family="paragraph">
      <loext:graphic-properties draw:fill="solid" draw:fill-color="#000000" draw:opacity="100%"/>
      <style:paragraph-properties fo:text-align="center"/>
    </style:style>
  </office:automatic-styles>
  <office:body>
    <office:drawing>
      <draw:page draw:name="page1" draw:style-name="dp1" draw:master-page-name="Predvolené">
        <draw:polygon draw:style-name="gr1" draw:text-style-name="P1" draw:layer="layout" svg:width="3.33cm" svg:height="3.546cm" draw:transform="skewX (0.0385717764690746) rotate (-0.706334748282106) translate (3.70916245479648cm 6.86347873507606cm)" svg:viewBox="0 0 3331 3547" draw:points="1661,0 2257,679 2223,684 2191,692 2157,703 2125,717 2094,734 2064,753 2035,776 2007,801 1975,835 1948,872 1925,910 1905,951 1890,993 1879,1036 1872,1080 1868,1124 1868,1169 1873,1213 1881,1257 1894,1300 1911,1342 1931,1382 1957,1421 1985,1457 2017,1490 2052,1519 2088,1543 2127,1564 2166,1580 2207,1592 2248,1600 2289,1604 2331,1604 2373,1599 2414,1590 2455,1576 2494,1559 2533,1537 2569,1510 2603,1480 2628,1452 2651,1423 2671,1392 2690,1359 2705,1326 2718,1292 2727,1256 2735,1222 3331,1900 2756,2471 2790,2478 2823,2489 2855,2502 2887,2518 2917,2538 2946,2559 2973,2584 3000,2611 3027,2647 3053,2686 3074,2726 3090,2769 3103,2811 3111,2855 3116,2899 3116,2943 3112,2989 3105,3033 3094,3075 3079,3117 3059,3158 3036,3197 3009,3233 2977,3268 2944,3298 2908,3324 2869,3346 2830,3364 2790,3377 2748,3387 2706,3391 2664,3391 2622,3388 2582,3380 2541,3368 2501,3352 2463,3331 2427,3307 2392,3278 2361,3244 2336,3215 2315,3184 2297,3152 2281,3118 2269,3084 2258,3050 2250,3014 2245,2978 1670,3547 1670,3547 1073,2869 1107,2864 1141,2856 1174,2844 1206,2831 1238,2814 1269,2795 1298,2772 1326,2747 1356,2713 1384,2675 1407,2637 1426,2597 1441,2555 1453,2511 1460,2467 1463,2423 1463,2379 1458,2334 1449,2290 1436,2247 1420,2205 1399,2165 1375,2127 1346,2090 1314,2057 1279,2028 1243,2004 1205,1983 1165,1967 1124,1955 1084,1947 1042,1944 1000,1944 958,1949 916,1959 876,1971 837,1990 798,2012 762,2039 729,2069 703,2096 680,2125 659,2155 641,2188 626,2221 613,2255 604,2290 596,2326 0,1647 575,1078 541,1069 509,1059 476,1045 445,1029 414,1010 385,988 358,964 332,937 303,900 278,862 257,822 241,780 228,737 220,693 215,649 214,604 218,560 226,516 237,473 253,430 271,391 294,352 322,316 354,281 388,251 424,224 462,202 502,185 541,171 583,162 625,157 667,156 709,159 750,168 790,180 830,197 868,216 904,242 939,271 972,303 995,333 1016,363 1035,396 1050,429 1063,463 1073,499 1081,535 1086,571">
          <text:p/>
        </draw:polygon>
        <draw:polygon draw:style-name="gr1" draw:text-style-name="P1" draw:layer="layout" svg:width="2.574cm" svg:height="3.19cm" draw:transform="skewX (-0.00139626340159547) rotate (-1.55020144162136) translate (3.16266376231542cm 2.68417880231495cm)" svg:viewBox="0 0 2575 3191" draw:points="2341,1463 2372,1463 2403,1466 2434,1470 2464,1476 2493,1484 2521,1493 2549,1504 2575,1517 2575,715 1741,715 1755,689 1766,663 1775,636 1784,608 1790,580 1794,551 1797,521 1797,491 1795,441 1787,392 1774,345 1758,299 1736,257 1711,216 1681,178 1649,143 1612,112 1573,84 1531,59 1486,38 1440,22 1390,10 1340,3 1288,0 1235,3 1185,10 1136,22 1089,38 1045,59 1002,84 963,112 927,143 894,178 865,216 839,257 817,299 800,345 788,392 780,441 778,491 779,521 781,551 786,580 792,608 799,636 810,663 820,689 834,715 0,715 0,1517 27,1504 54,1493 82,1484 111,1476 141,1470 172,1466 203,1463 234,1463 286,1465 337,1473 386,1485 433,1501 477,1522 519,1546 558,1575 595,1606 628,1641 657,1679 682,1719 704,1762 722,1807 734,1854 741,1903 744,1953 741,2004 734,2052 722,2099 704,2145 682,2188 657,2228 628,2266 595,2301 558,2332 519,2360 477,2385 433,2406 386,2422 337,2434 286,2442 234,2444 203,2443 172,2441 142,2436 111,2430 82,2422 54,2413 27,2402 0,2390 0,3191 2575,3191 2575,2390 2548,2402 2521,2413 2493,2422 2464,2430 2434,2436 2404,2441 2372,2443 2341,2444 2289,2442 2238,2434 2189,2422 2143,2406 2098,2385 2056,2360 2017,2332 1981,2300 1948,2266 1918,2228 1893,2187 1871,2144 1855,2099 1841,2052 1834,2004 1831,1953 1834,1903 1841,1854 1855,1807 1871,1762 1893,1719 1918,1679 1948,1641 1980,1606 2017,1574 2056,1546 2098,1522 2143,1501 2189,1485 2238,1472 2289,1465">
          <text:p/>
        </draw:polygon>
        <draw:polygon draw:style-name="gr2" draw:text-style-name="P2" draw:layer="layout" svg:width="3.561cm" svg:height="3.498cm" draw:transform="skewX (0.134390352403563) rotate (0.885405529536723) translate (1.41882665718771cm 6.70913024318105cm)" svg:viewBox="0 0 3562 3499" draw:points="635,2239 669,2209 706,2182 745,2160 786,2141 828,2127 871,2116 914,2110 959,2108 1002,2110 1046,2116 1088,2127 1130,2141 1171,2160 1210,2182 1247,2209 1282,2239 1314,2274 1341,2310 1363,2349 1383,2389 1397,2430 1408,2472 1414,2515 1416,2557 1414,2601 1408,2643 1397,2686 1383,2727 1363,2767 1341,2806 1314,2842 1282,2876 1274,2884 1264,2892 1246,2908 1227,2922 1208,2935 1781,3499 2354,2935 2335,2922 2317,2909 2298,2893 2288,2884 2280,2876 2249,2842 2222,2806 2199,2767 2179,2727 2165,2686 2155,2643 2148,2601 2146,2558 2148,2515 2155,2472 2165,2430 2179,2389 2199,2349 2222,2310 2249,2274 2280,2239 2316,2209 2352,2182 2391,2160 2432,2141 2474,2127 2516,2116 2561,2110 2604,2108 2648,2110 2691,2117 2734,2127 2776,2141 2817,2160 2856,2182 2893,2209 2928,2240 2936,2248 2945,2258 2961,2276 2975,2294 2988,2313 3562,1750 2988,1187 3008,1173 3027,1158 3045,1143 3063,1127 3094,1092 3122,1056 3145,1018 3164,978 3178,936 3189,894 3195,852 3198,808 3196,766 3189,722 3178,681 3164,640 3145,599 3122,561 3094,525 3063,491 3028,460 2992,433 2953,410 2912,391 2870,378 2826,367 2783,361 2739,359 2696,361 2651,367 2608,378 2567,391 2526,410 2487,433 2451,460 2415,491 2399,508 2384,526 2369,545 2355,564 1781,0 1208,564 1194,545 1179,526 1164,508 1148,491 1112,460 1075,433 1037,410 995,391 953,377 910,367 867,360 823,358 780,360 735,367 693,377 651,391 610,410 571,432 535,460 500,491 469,525 441,561 418,599 398,639 384,681 374,722 367,765 365,808 367,851 374,894 384,936 398,977 418,1018 441,1056 469,1092 500,1127 517,1143 536,1158 555,1173 574,1186 0,1749 574,2312 587,2293 601,2275 617,2257 626,2248">
          <text:p/>
        </draw:polygon>
        <draw:frame draw:style-name="gr3" draw:text-style-name="P3" draw:layer="layout" svg:width="3.392cm" svg:height="3.392cm" draw:transform="rotate (3.01156562431622) translate (14.663cm 2.803cm)">
          <draw:image xlink:href="Pictures/100003F000002F2100002F21625034534CAEF28D.svg" xlink:type="simple" xlink:show="embed" xlink:actuate="onLoad" loext:mime-type="image/svg+xml">
            <text:p/>
          </draw:image>
          <draw:image xlink:href="Pictures/100002010000023A0000023A86C1DF3553492531.png" xlink:type="simple" xlink:show="embed" xlink:actuate="onLoad" loext:mime-type="image/png"/>
        </draw:frame>
        <draw:polygon draw:style-name="gr2" draw:text-style-name="P2" draw:layer="layout" svg:width="3.667cm" svg:height="3.751cm" draw:transform="skewX (0.18762289458939) rotate (-2.1856758222725) translate (11.0435268211958cm 6.37487328323724cm)" svg:viewBox="0 0 3668 3752" draw:points="1830,0 2486,718 2449,724 2413,732 2375,743 2341,758 2306,776 2273,796 2241,820 2210,847 2175,883 2146,922 2120,963 2098,1005 2082,1051 2069,1096 2061,1143 2057,1189 2057,1237 2063,1283 2071,1330 2086,1375 2105,1419 2127,1462 2155,1503 2185,1540 2221,1576 2260,1607 2300,1632 2342,1654 2385,1672 2430,1684 2475,1692 2521,1696 2567,1696 2614,1691 2658,1681 2703,1667 2747,1648 2789,1625 2829,1597 2866,1565 2894,1536 2920,1505 2942,1472 2962,1438 2979,1402 2993,1367 3003,1329 3012,1292 3668,2010 3035,2613 3072,2621 3108,2633 3144,2646 3178,2664 3212,2684 3244,2706 3273,2733 3303,2761 3333,2799 3362,2841 3385,2883 3403,2928 3417,2973 3426,3020 3431,3066 3431,3113 3427,3161 3419,3207 3406,3253 3390,3297 3368,3339 3342,3381 3313,3419 3278,3456 3241,3488 3201,3516 3159,3539 3115,3557 3072,3572 3026,3582 2979,3587 2933,3587 2887,3583 2842,3575 2797,3562 2754,3545 2712,3523 2672,3497 2633,3467 2599,3431 2572,3401 2549,3368 2528,3333 2512,3298 2498,3262 2486,3225 2477,3188 2472,3150 1839,3752 1839,3752 1181,3034 1219,3029 1256,3021 1293,3009 1327,2994 1363,2977 1397,2956 1429,2931 1460,2906 1493,2869 1524,2830 1549,2789 1570,2747 1586,2702 1599,2656 1607,2609 1611,2563 1611,2516 1606,2469 1596,2422 1581,2377 1564,2333 1540,2290 1514,2249 1482,2210 1447,2176 1409,2145 1369,2120 1326,2098 1283,2080 1238,2068 1193,2060 1147,2056 1101,2056 1055,2062 1009,2072 965,2085 921,2105 879,2128 839,2156 802,2188 774,2217 748,2248 725,2280 706,2314 689,2350 675,2385 665,2422 656,2460 0,1742 633,1140 596,1131 560,1120 524,1106 490,1088 457,1069 425,1046 395,1020 366,992 334,952 307,912 284,869 266,825 252,780 243,733 237,687 236,639 240,592 249,546 262,501 279,455 299,414 325,372 356,334 390,297 427,266 467,237 509,214 553,196 597,181 643,171 689,166 735,165 781,169 826,177 871,191 914,208 957,229 996,256 1035,286 1071,321 1096,353 1119,384 1140,419 1157,454 1171,490 1182,528 1191,566 1196,604">
          <text:p/>
        </draw:polygon>
        <draw:polygon draw:style-name="gr2" draw:text-style-name="P2" draw:layer="layout" svg:width="3.657cm" svg:height="3.631cm" draw:transform="skewX (0.0708603676309696) rotate (0.853815070075626) translate (3.60247112929402cm 4.00902836940537cm)" svg:viewBox="0 0 3658 3632" draw:points="652,2324 687,2293 725,2265 765,2242 807,2222 850,2208 895,2197 939,2190 984,2188 1029,2190 1074,2197 1117,2208 1161,2222 1203,2242 1243,2265 1280,2293 1317,2324 1349,2361 1377,2398 1400,2438 1420,2480 1434,2523 1445,2565 1452,2611 1454,2655 1452,2700 1445,2744 1434,2788 1420,2831 1400,2873 1377,2912 1349,2950 1317,2985 1308,2994 1298,3002 1279,3019 1260,3033 1240,3046 1829,3632 2418,3046 2398,3033 2379,3019 2360,3002 2350,2994 2341,2985 2309,2950 2281,2912 2258,2873 2238,2831 2224,2788 2213,2744 2206,2700 2204,2655 2206,2611 2213,2565 2224,2523 2238,2480 2258,2438 2281,2398 2309,2361 2341,2324 2378,2293 2415,2265 2455,2242 2498,2222 2541,2208 2584,2197 2629,2190 2674,2188 2719,2190 2764,2197 2808,2208 2851,2222 2893,2242 2933,2265 2971,2293 3006,2324 3015,2333 3024,2343 3041,2362 3055,2381 3068,2400 3658,1816 3069,1232 3089,1217 3109,1202 3127,1186 3145,1170 3177,1134 3206,1096 3229,1057 3249,1015 3264,972 3275,928 3282,884 3284,839 3282,795 3275,749 3264,707 3249,664 3229,622 3206,582 3177,545 3145,510 3110,478 3072,449 3032,426 2990,406 2947,392 2902,381 2858,374 2813,372 2768,374 2723,381 2679,392 2636,406 2594,426 2554,449 2517,478 2480,510 2463,527 2448,546 2432,566 2418,586 1829,0 1241,586 1226,566 1211,546 1195,527 1179,510 1142,478 1104,449 1064,426 1022,406 979,392 935,381 890,374 845,372 801,374 755,381 712,392 669,406 627,426 587,449 549,478 514,510 481,545 453,582 429,622 409,664 395,707 384,750 377,795 375,839 377,884 384,928 395,972 409,1015 429,1057 452,1096 481,1134 513,1170 531,1186 550,1202 570,1217 590,1232 0,1816 590,2400 603,2381 617,2362 634,2343 643,2333">
          <text:p/>
        </draw:polygon>
        <draw:frame draw:style-name="gr4" draw:text-style-name="P4" draw:layer="layout" svg:width="3.227cm" svg:height="3.2cm" svg:x="-0.027cm" svg:y="9.9cm">
          <draw:image xlink:href="Pictures/100005CF00001EDF00001EDFDB870B7985A3CD15.svg" xlink:type="simple" xlink:show="embed" xlink:actuate="onLoad" loext:mime-type="image/svg+xml">
            <text:p/>
          </draw:image>
          <draw:image xlink:href="Pictures/1000020100000175000001757351E220C009287F.png" xlink:type="simple" xlink:show="embed" xlink:actuate="onLoad" loext:mime-type="image/png"/>
        </draw:frame>
        <draw:frame draw:style-name="gr4" draw:text-style-name="P4" draw:layer="layout" svg:width="3.615cm" svg:height="3.616cm" draw:transform="rotate (-1.55753182447974) translate (3.452cm -0.081cm)">
          <draw:image xlink:href="Pictures/1000073D000032AC000032AC3EA370818E51D5BB.svg" xlink:type="simple" xlink:show="embed" xlink:actuate="onLoad" loext:mime-type="image/svg+xml">
            <text:p/>
          </draw:image>
          <draw:image xlink:href="Pictures/10000201000002650000026530FF5A1F930A1238.png" xlink:type="simple" xlink:show="embed" xlink:actuate="onLoad" loext:mime-type="image/png"/>
        </draw:frame>
        <draw:frame draw:style-name="gr4" draw:text-style-name="P4" draw:layer="layout" svg:width="4.057cm" svg:height="4.452cm" draw:transform="rotate (0.372802328225989) translate (10.7cm 3.854cm)">
          <draw:image xlink:href="Pictures/100003D7000034EB000034EB14C4235519E9DF10.svg" xlink:type="simple" xlink:show="embed" xlink:actuate="onLoad" loext:mime-type="image/svg+xml">
            <text:p/>
          </draw:image>
          <draw:image xlink:href="Pictures/1000020100000280000002807753C633FF23A9F5.png" xlink:type="simple" xlink:show="embed" xlink:actuate="onLoad" loext:mime-type="image/png"/>
        </draw:frame>
        <draw:polygon draw:style-name="gr2" draw:text-style-name="P2" draw:layer="layout" svg:width="3.629cm" svg:height="3.699cm" draw:transform="skewX (0.215897228471699) rotate (-0.619068285682389) translate (6.19866494339354cm 9.37483009574316cm)" svg:viewBox="0 0 3630 3700" draw:points="1810,0 2459,708 2423,714 2387,722 2350,733 2316,748 2282,766 2249,785 2217,809 2187,836 2152,871 2123,909 2098,949 2076,992 2060,1036 2047,1081 2040,1127 2036,1173 2036,1220 2041,1266 2050,1312 2064,1356 2083,1400 2104,1442 2132,1482 2163,1519 2198,1554 2236,1585 2276,1610 2317,1632 2361,1649 2405,1661 2449,1669 2495,1673 2541,1673 2586,1668 2631,1658 2675,1644 2718,1626 2760,1603 2800,1575 2836,1544 2864,1515 2890,1484 2911,1452 2931,1418 2948,1383 2962,1348 2972,1311 2981,1274 3630,1982 3004,2577 3041,2585 3076,2597 3112,2610 3146,2627 3179,2648 3211,2669 3240,2696 3269,2724 3299,2761 3327,2802 3350,2843 3368,2888 3382,2933 3391,2978 3396,3024 3396,3070 3392,3117 3385,3163 3372,3208 3355,3251 3334,3294 3308,3335 3279,3372 3245,3408 3208,3440 3169,3467 3127,3490 3084,3509 3041,3523 2995,3533 2949,3537 2904,3537 2858,3534 2814,3525 2769,3513 2726,3496 2684,3475 2645,3449 2607,3419 2573,3384 2546,3354 2523,3321 2503,3287 2486,3252 2472,3217 2461,3181 2452,3144 2447,3106 1821,3700 1821,3700 1170,2992 1207,2987 1243,2979 1280,2967 1314,2952 1350,2936 1383,2915 1415,2891 1445,2866 1478,2829 1508,2791 1534,2751 1554,2709 1571,2665 1583,2619 1591,2573 1595,2527 1595,2482 1590,2434 1579,2389 1565,2344 1548,2300 1525,2258 1498,2218 1466,2180 1432,2146 1394,2116 1355,2090 1313,2069 1270,2052 1225,2039 1181,2031 1135,2027 1090,2027 1044,2033 998,2043 955,2056 912,2076 870,2099 831,2126 794,2158 766,2187 741,2217 718,2248 699,2282 683,2317 669,2352 658,2388 650,2426 0,1718 627,1124 590,1115 554,1105 519,1090 484,1073 451,1054 420,1031 391,1006 361,978 330,939 303,899 280,857 262,813 248,769 240,723 235,677 233,630 237,584 246,538 259,493 275,449 295,408 321,367 351,329 385,293 422,262 461,234 503,211 546,193 590,178 635,169 681,164 727,163 772,166 817,175 861,188 904,205 946,226 985,252 1023,282 1059,316 1084,348 1107,379 1127,413 1144,448 1158,483 1169,520 1178,558 1183,595">
          <text:p/>
        </draw:polygon>
        <draw:polygon draw:style-name="gr2" draw:text-style-name="P2" draw:layer="layout" svg:width="3.931cm" svg:height="3.878cm" draw:transform="skewX (-0.0668461103513827) rotate (-0.7389724052944) translate (8.81052291003275cm 11.4027721569403cm)" svg:viewBox="0 0 3932 3879" draw:points="701,2482 739,2448 779,2419 822,2394 868,2373 914,2358 962,2346 1009,2339 1058,2337 1106,2339 1155,2346 1201,2358 1248,2373 1293,2394 1336,2419 1376,2449 1416,2483 1450,2521 1480,2561 1505,2604 1526,2648 1542,2694 1554,2740 1561,2788 1563,2835 1561,2883 1554,2930 1542,2978 1527,3023 1505,3068 1480,3110 1450,3150 1416,3188 1406,3197 1395,3207 1375,3224 1355,3240 1333,3254 1966,3879 2599,3254 2578,3240 2557,3225 2537,3207 2526,3198 2517,3188 2482,3151 2452,3111 2427,3068 2406,3024 2390,2978 2379,2931 2371,2884 2369,2835 2371,2788 2379,2740 2390,2694 2406,2649 2427,2604 2452,2562 2482,2522 2517,2483 2556,2449 2597,2419 2639,2395 2685,2374 2731,2358 2778,2347 2827,2339 2874,2337 2923,2339 2971,2347 3018,2358 3065,2374 3110,2395 3153,2419 3194,2449 3232,2483 3241,2492 3251,2503 3269,2523 3284,2543 3298,2564 3932,1940 3298,1316 3320,1300 3341,1284 3362,1267 3381,1250 3415,1211 3446,1171 3471,1129 3493,1084 3508,1038 3520,991 3527,944 3530,896 3527,849 3520,801 3508,755 3493,709 3471,664 3446,622 3415,582 3381,545 3342,510 3302,480 3259,455 3214,434 3167,419 3120,407 3072,400 3023,398 2975,400 2927,407 2879,419 2834,434 2788,455 2745,480 2705,510 2666,544 2648,563 2631,583 2614,604 2599,626 1966,0 1333,625 1318,604 1301,583 1285,563 1267,544 1227,510 1187,479 1144,455 1099,434 1052,418 1004,407 957,399 908,397 860,399 811,407 765,418 718,434 673,455 630,479 590,510 552,544 517,582 486,622 461,664 440,709 424,754 412,800 405,848 403,895 405,944 412,991 424,1038 440,1084 461,1128 486,1171 517,1211 552,1249 571,1267 591,1283 612,1300 634,1315 0,1939 634,2564 648,2542 664,2522 682,2502 691,2492">
          <text:p/>
        </draw:polygon>
        <draw:frame draw:style-name="gr4" draw:text-style-name="P4" draw:layer="layout" svg:width="3.3cm" svg:height="3.2cm" draw:transform="rotate (1.5702727280193) translate (1.871cm 20.698cm)">
          <draw:image xlink:href="Pictures/100005CF00001EDF00001EDFDB870B7985A3CD15.svg" xlink:type="simple" xlink:show="embed" xlink:actuate="onLoad" loext:mime-type="image/svg+xml">
            <text:p/>
          </draw:image>
          <draw:image xlink:href="Pictures/1000020100000175000001757351E220C009287F.png" xlink:type="simple" xlink:show="embed" xlink:actuate="onLoad" loext:mime-type="image/png"/>
        </draw:frame>
        <draw:polygon draw:style-name="gr1" draw:text-style-name="P1" draw:layer="layout" svg:width="2.28cm" svg:height="3.19cm" draw:transform="skewX (0.00349065850398865) rotate (-1.54758344774337) translate (3.17369203190048cm 15.7855331527492cm)" svg:viewBox="0 0 2281 3191" draw:points="2074,1463 2102,1463 2129,1466 2156,1470 2183,1476 2209,1484 2234,1493 2258,1504 2281,1517 2281,715 1543,715 1555,689 1565,663 1573,636 1581,608 1586,580 1590,551 1593,521 1593,491 1591,441 1583,392 1572,345 1558,299 1538,257 1516,216 1490,178 1461,143 1429,112 1394,84 1357,59 1317,38 1276,22 1232,10 1187,3 1141,0 1094,3 1050,10 1007,22 966,38 926,59 888,84 853,112 822,143 792,178 767,216 744,257 724,299 709,345 698,392 691,441 689,491 690,521 692,551 697,580 702,608 709,636 718,663 727,689 739,715 0,715 0,1517 24,1504 48,1493 73,1484 99,1476 125,1470 152,1466 180,1463 207,1463 253,1465 299,1473 342,1485 383,1501 423,1522 460,1546 495,1575 527,1606 556,1641 582,1679 604,1719 624,1762 639,1807 650,1854 657,1903 660,1953 657,2004 650,2052 639,2099 624,2145 604,2188 582,2228 556,2266 527,2301 495,2332 460,2360 423,2385 383,2406 342,2422 298,2434 253,2442 207,2444 180,2443 152,2441 125,2436 99,2430 73,2422 48,2413 24,2402 0,2390 0,3191 2281,3191 2281,2390 2257,2402 2233,2413 2209,2422 2183,2430 2156,2436 2129,2441 2102,2443 2074,2444 2028,2442 1983,2434 1940,2422 1898,2406 1859,2385 1822,2360 1787,2332 1755,2300 1726,2266 1699,2228 1677,2187 1658,2144 1643,2099 1631,2052 1625,2004 1622,1953 1625,1903 1631,1854 1643,1807 1658,1762 1677,1719 1699,1679 1726,1641 1755,1606 1787,1574 1822,1546 1859,1522 1898,1501 1940,1485 1983,1472 2028,1465">
          <text:p/>
        </draw:polygon>
        <draw:frame draw:style-name="gr4" draw:text-style-name="P4" draw:layer="layout" svg:width="4.148cm" svg:height="4.552cm" draw:transform="rotate (1.56782926706651) translate (4.136cm 18.702cm)">
          <draw:image xlink:href="Pictures/100003D7000034EB000034EB14C4235519E9DF10.svg" xlink:type="simple" xlink:show="embed" xlink:actuate="onLoad" loext:mime-type="image/svg+xml">
            <text:p/>
          </draw:image>
          <draw:image xlink:href="Pictures/1000020100000280000002807753C633FF23A9F5.png" xlink:type="simple" xlink:show="embed" xlink:actuate="onLoad" loext:mime-type="image/png"/>
        </draw:frame>
        <draw:polygon draw:style-name="gr2" draw:text-style-name="P2" draw:layer="layout" svg:width="2.574cm" svg:height="3.19cm" draw:transform="skewX (-0.00139626340159546) rotate (0.00628318530717958) translate (7.89495051445759cm 17.5084668647049cm)" svg:viewBox="0 0 2575 3191" draw:points="2341,1463 2372,1463 2403,1466 2434,1470 2464,1476 2493,1484 2521,1493 2549,1504 2575,1517 2575,715 1741,715 1755,689 1766,663 1775,636 1784,608 1790,580 1794,551 1797,521 1797,491 1795,441 1787,392 1774,345 1758,299 1736,257 1711,216 1681,178 1649,143 1612,112 1573,84 1531,59 1486,38 1440,22 1390,10 1340,3 1288,0 1235,3 1185,10 1136,22 1089,38 1045,59 1002,84 963,112 927,143 894,178 865,216 839,257 817,299 800,345 788,392 780,441 778,491 779,521 781,551 786,580 792,608 799,636 810,663 820,689 834,715 0,715 0,1517 27,1504 54,1493 82,1484 111,1476 141,1470 172,1466 203,1463 234,1463 286,1465 337,1473 386,1485 433,1501 477,1522 519,1546 558,1575 595,1606 628,1641 657,1679 682,1719 704,1762 722,1807 734,1854 741,1903 744,1953 741,2004 734,2052 722,2099 704,2145 682,2188 657,2228 628,2266 595,2301 558,2332 519,2360 477,2385 433,2406 386,2422 337,2434 286,2442 234,2444 203,2443 172,2441 142,2436 111,2430 82,2422 54,2413 27,2402 0,2390 0,3191 2575,3191 2575,2390 2548,2402 2521,2413 2493,2422 2464,2430 2434,2436 2404,2441 2372,2443 2341,2444 2289,2442 2238,2434 2189,2422 2143,2406 2098,2385 2056,2360 2017,2332 1981,2300 1948,2266 1918,2228 1893,2187 1871,2144 1855,2099 1841,2052 1834,2004 1831,1953 1834,1903 1841,1854 1855,1807 1871,1762 1893,1719 1918,1679 1948,1641 1980,1606 2017,1574 2056,1546 2098,1522 2143,1501 2189,1485 2238,1472 2289,1465">
          <text:p/>
        </draw:polygon>
        <draw:frame draw:style-name="gr3" draw:text-style-name="P3" draw:layer="layout" svg:width="3.325cm" svg:height="3.325cm" draw:transform="skewX (0.000523598775598299) rotate (-0.00209439510239331) translate (-0.409cm 17.368cm)">
          <draw:image xlink:href="Pictures/100003F000002F2100002F21625034534CAEF28D.svg" xlink:type="simple" xlink:show="embed" xlink:actuate="onLoad" loext:mime-type="image/svg+xml">
            <text:p/>
          </draw:image>
          <draw:image xlink:href="Pictures/100002010000023A0000023A86C1DF3553492531.png" xlink:type="simple" xlink:show="embed" xlink:actuate="onLoad" loext:mime-type="image/png"/>
        </draw:frame>
        <draw:custom-shape draw:style-name="gr5" draw:text-style-name="P2" draw:layer="layout" svg:width="0.8cm" svg:height="2.4cm" svg:x="0cm" svg:y="18.2cm">
          <text:p/>
          <draw:enhanced-geometry svg:viewBox="0 0 21600 21600" draw:type="rectangle" draw:enhanced-path="M 0 0 L 21600 0 21600 21600 0 21600 0 0 Z N"/>
        </draw:custom-shape>
        <draw:frame draw:style-name="gr4" draw:text-style-name="P4" draw:layer="layout" svg:width="3.948cm" svg:height="4.334cm" draw:transform="skewX (-0.000174532925199431) rotate (0.011693705988362) translate (2cm 12.291cm)">
          <draw:image xlink:href="Pictures/100003D7000034EB000034EB14C4235519E9DF10.svg" xlink:type="simple" xlink:show="embed" xlink:actuate="onLoad" loext:mime-type="image/svg+xml">
            <text:p/>
          </draw:image>
          <draw:image xlink:href="Pictures/1000020100000280000002807753C633FF23A9F5.png" xlink:type="simple" xlink:show="embed" xlink:actuate="onLoad" loext:mime-type="image/png"/>
        </draw:frame>
        <draw:polygon draw:style-name="gr1" draw:text-style-name="P1" draw:layer="layout" svg:width="3.265cm" svg:height="3.449cm" draw:transform="skewX (0.0973893722612836) rotate (-2.23576677180474) translate (13.5118387006951cm 9.01193431675207cm)" svg:viewBox="0 0 3266 3450" draw:points="1628,0 2213,660 2179,666 2147,673 2114,684 2084,697 2053,714 2023,732 1995,755 1967,779 1936,812 1910,848 1887,885 1868,925 1853,966 1842,1008 1835,1051 1832,1093 1832,1137 1836,1180 1844,1223 1857,1265 1874,1305 1893,1345 1918,1382 1946,1417 1978,1449 2012,1477 2047,1501 2085,1521 2124,1537 2164,1548 2204,1556 2245,1560 2286,1560 2327,1555 2367,1546 2407,1533 2446,1516 2483,1494 2519,1468 2552,1439 2577,1412 2600,1384 2619,1354 2637,1322 2652,1289 2665,1257 2674,1222 2682,1188 3266,1848 2703,2403 2736,2410 2768,2421 2800,2434 2831,2449 2860,2468 2889,2489 2915,2514 2941,2539 2969,2574 2994,2613 3014,2651 3030,2693 3043,2734 3051,2777 3055,2820 3055,2863 3052,2907 3045,2949 3034,2991 3019,3032 3000,3071 2977,3109 2951,3144 2920,3178 2887,3207 2851,3233 2814,3254 2775,3271 2736,3285 2695,3294 2654,3298 2613,3298 2572,3295 2532,3287 2492,3276 2453,3260 2415,3240 2380,3216 2346,3188 2315,3155 2291,3127 2270,3097 2252,3065 2237,3033 2225,3000 2214,2966 2206,2931 2202,2896 1638,3450 1638,3450 1053,2790 1086,2786 1119,2778 1152,2767 1183,2753 1215,2737 1244,2718 1273,2696 1300,2672 1330,2638 1357,2602 1380,2565 1398,2526 1413,2485 1425,2442 1431,2400 1435,2357 1435,2314 1430,2270 1421,2227 1408,2186 1392,2145 1372,2106 1348,2069 1319,2033 1289,2001 1254,1973 1219,1949 1181,1929 1142,1913 1103,1902 1063,1894 1021,1891 980,1891 939,1896 898,1905 859,1918 821,1936 783,1957 748,1983 715,2012 689,2039 667,2067 646,2097 629,2128 614,2161 602,2194 593,2227 585,2262 0,1602 564,1048 530,1040 499,1030 467,1017 436,1001 406,983 378,962 351,938 325,912 296,876 273,839 252,799 236,759 223,717 215,674 211,632 210,588 213,545 221,502 232,460 247,419 266,381 288,342 316,307 346,274 380,244 415,218 453,197 491,180 530,167 571,158 612,153 653,152 695,155 734,163 774,176 813,191 851,211 886,235 921,263 952,295 975,324 996,354 1014,385 1029,418 1042,450 1052,485 1060,520 1064,555">
          <text:p/>
        </draw:polygon>
        <draw:polygon draw:style-name="gr2" draw:text-style-name="P2" draw:layer="layout" svg:width="3.472cm" svg:height="3.487cm" draw:transform="skewX (-0.0940732466824945) rotate (-0.789586953602236) translate (11.3122487010351cm 8.87695458122645cm)" svg:viewBox="0 0 3473 3488" draw:points="619,2233 652,2202 688,2176 726,2153 766,2134 807,2121 849,2110 891,2104 934,2102 977,2104 1020,2110 1061,2121 1102,2134 1142,2153 1180,2175 1215,2202 1250,2233 1281,2267 1307,2303 1329,2341 1348,2382 1362,2423 1372,2464 1379,2507 1381,2550 1379,2593 1372,2635 1362,2678 1348,2719 1329,2759 1307,2797 1281,2833 1250,2867 1242,2875 1232,2884 1214,2900 1197,2913 1178,2926 1736,3488 2295,2926 2276,2913 2258,2899 2240,2884 2231,2875 2223,2867 2192,2833 2166,2797 2144,2759 2125,2719 2111,2677 2100,2635 2094,2593 2092,2550 2094,2507 2100,2464 2111,2423 2125,2381 2144,2341 2166,2303 2192,2267 2223,2232 2257,2202 2293,2175 2331,2153 2371,2134 2412,2120 2453,2110 2496,2103 2538,2101 2581,2103 2623,2110 2666,2120 2707,2134 2747,2153 2785,2175 2820,2202 2854,2232 2862,2241 2871,2250 2887,2268 2900,2286 2913,2305 3473,1744 2913,1183 2932,1169 2951,1154 2969,1139 2985,1123 3016,1089 3043,1053 3065,1015 3084,974 3098,933 3109,891 3115,849 3117,805 3115,763 3109,720 3098,678 3084,637 3065,597 3043,559 3016,523 2985,489 2952,459 2916,431 2878,409 2838,390 2797,376 2755,366 2713,359 2670,357 2628,359 2585,366 2542,376 2502,390 2462,409 2425,431 2389,459 2354,489 2338,506 2324,524 2309,543 2295,562 1736,0 1178,562 1164,543 1149,524 1134,506 1119,489 1084,459 1048,431 1010,409 970,390 929,376 887,366 845,360 802,357 760,360 717,366 676,376 635,390 595,409 557,431 521,459 487,490 457,523 429,559 407,597 388,638 375,679 364,720 358,763 356,806 358,849 364,891 375,934 388,975 407,1015 429,1053 457,1089 487,1124 504,1140 522,1154 541,1169 560,1183 0,1744 560,2306 572,2287 586,2269 602,2251 610,2241">
          <text:p/>
        </draw:polygon>
        <draw:frame draw:style-name="gr4" draw:text-style-name="P4" draw:layer="layout" svg:width="3.298cm" svg:height="3.199cm" draw:transform="skewX (-0.000349065850398866) rotate (1.5699236621689) translate (11.847cm 20.798cm)">
          <draw:image xlink:href="Pictures/100005CF00001EDF00001EDFDB870B7985A3CD15.svg" xlink:type="simple" xlink:show="embed" xlink:actuate="onLoad" loext:mime-type="image/svg+xml">
            <text:p/>
          </draw:image>
          <draw:image xlink:href="Pictures/1000020100000175000001757351E220C009287F.png" xlink:type="simple" xlink:show="embed" xlink:actuate="onLoad" loext:mime-type="image/png"/>
        </draw:frame>
        <draw:polygon draw:style-name="gr1" draw:text-style-name="P1" draw:layer="layout" svg:width="3.629cm" svg:height="3.699cm" draw:transform="skewX (0.215897228471698) rotate (-0.383274303737955) translate (13.1915271247674cm 12.7335352857343cm)" svg:viewBox="0 0 3630 3700" draw:points="1810,0 2459,708 2423,714 2387,722 2350,733 2316,748 2282,766 2249,785 2217,809 2187,836 2152,871 2123,909 2098,949 2076,992 2060,1036 2047,1081 2040,1127 2036,1173 2036,1220 2041,1266 2050,1312 2064,1356 2083,1400 2104,1442 2132,1482 2163,1519 2198,1554 2236,1585 2276,1610 2317,1632 2361,1649 2405,1661 2449,1669 2495,1673 2541,1673 2586,1668 2631,1658 2675,1644 2718,1626 2760,1603 2800,1575 2836,1544 2864,1515 2890,1484 2911,1452 2931,1418 2948,1383 2962,1348 2972,1311 2981,1274 3630,1982 3004,2577 3041,2585 3076,2597 3112,2610 3146,2627 3179,2648 3211,2669 3240,2696 3269,2724 3299,2761 3327,2802 3350,2843 3368,2888 3382,2933 3391,2978 3396,3024 3396,3070 3392,3117 3385,3163 3372,3208 3355,3251 3334,3294 3308,3335 3279,3372 3245,3408 3208,3440 3169,3467 3127,3490 3084,3509 3041,3523 2995,3533 2949,3537 2904,3537 2858,3534 2814,3525 2769,3513 2726,3496 2684,3475 2645,3449 2607,3419 2573,3384 2546,3354 2523,3321 2503,3287 2486,3252 2472,3217 2461,3181 2452,3144 2447,3106 1821,3700 1821,3700 1170,2992 1207,2987 1243,2979 1280,2967 1314,2952 1350,2936 1383,2915 1415,2891 1445,2866 1478,2829 1508,2791 1534,2751 1554,2709 1571,2665 1583,2619 1591,2573 1595,2527 1595,2482 1590,2434 1579,2389 1565,2344 1548,2300 1525,2258 1498,2218 1466,2180 1432,2146 1394,2116 1355,2090 1313,2069 1270,2052 1225,2039 1181,2031 1135,2027 1090,2027 1044,2033 998,2043 955,2056 912,2076 870,2099 831,2126 794,2158 766,2187 741,2217 718,2248 699,2282 683,2317 669,2352 658,2388 650,2426 0,1718 627,1124 590,1115 554,1105 519,1090 484,1073 451,1054 420,1031 391,1006 361,978 330,939 303,899 280,857 262,813 248,769 240,723 235,677 233,630 237,584 246,538 259,493 275,449 295,408 321,367 351,329 385,293 422,262 461,234 503,211 546,193 590,178 635,169 681,164 727,163 772,166 817,175 861,188 904,205 946,226 985,252 1023,282 1059,316 1084,348 1107,379 1127,413 1144,448 1158,483 1169,520 1178,558 1183,595">
          <text:p/>
        </draw:polygon>
        <draw:polygon draw:style-name="gr1" draw:text-style-name="P1" draw:layer="layout" svg:width="3.672cm" svg:height="3.609cm" draw:transform="skewX (-0.0321140582366957) rotate (-1.23307511653399) translate (10.5821416522813cm -0.418699030165726cm)" svg:viewBox="0 0 3673 3610" draw:points="654,2310 690,2278 728,2251 768,2228 810,2208 854,2194 898,2183 943,2177 988,2174 1033,2177 1079,2183 1122,2194 1165,2208 1208,2228 1248,2251 1286,2278 1322,2310 1355,2346 1382,2383 1406,2423 1426,2464 1440,2507 1451,2550 1458,2594 1460,2638 1458,2683 1451,2727 1440,2771 1426,2813 1406,2855 1382,2894 1354,2931 1322,2966 1313,2975 1303,2984 1284,3000 1265,3014 1245,3028 1836,3610 2428,3028 2408,3015 2389,3000 2370,2984 2360,2975 2351,2967 2318,2932 2291,2894 2267,2855 2247,2813 2233,2771 2222,2727 2215,2683 2213,2638 2215,2595 2222,2550 2233,2507 2247,2464 2267,2423 2291,2384 2319,2346 2351,2310 2388,2279 2425,2251 2466,2228 2508,2209 2551,2194 2595,2183 2640,2177 2685,2175 2730,2177 2775,2183 2820,2194 2863,2209 2905,2228 2945,2251 2983,2279 3019,2310 3028,2319 3037,2329 3053,2348 3068,2366 3081,2386 3673,1805 3081,1224 3101,1210 3121,1195 3140,1179 3158,1163 3190,1127 3219,1090 3243,1050 3263,1009 3277,966 3288,922 3295,879 3297,834 3295,790 3288,745 3277,703 3263,660 3243,618 3219,579 3191,542 3158,507 3123,475 3085,447 3045,424 3002,404 2959,390 2915,379 2870,372 2824,370 2780,372 2734,379 2690,390 2647,404 2605,423 2565,446 2527,475 2490,507 2474,524 2458,543 2442,562 2428,582 1837,0 1246,582 1231,562 1216,542 1200,524 1184,506 1147,475 1109,446 1069,423 1027,403 983,389 939,378 894,372 849,370 804,372 758,378 715,389 672,403 629,423 589,446 551,474 516,506 483,541 454,578 431,618 411,659 396,702 385,745 379,789 376,833 379,878 385,922 396,966 411,1008 431,1050 454,1089 483,1126 516,1162 533,1179 552,1194 572,1210 592,1224 0,1804 592,2385 605,2366 620,2347 637,2329 646,2319">
          <text:p/>
        </draw:polygon>
        <draw:line draw:style-name="gr6" draw:text-style-name="P5" draw:layer="layout" svg:x1="0cm" svg:y1="0.3cm" svg:x2="0cm" svg:y2="20.7cm">
          <text:p/>
        </draw:line>
        <draw:line draw:style-name="gr6" draw:text-style-name="P5" draw:layer="layout" svg:x1="0cm" svg:y1="20.608cm" svg:x2="12.9cm" svg:y2="20.7cm">
          <text:p/>
        </draw:line>
        <draw:path draw:style-name="gr7" draw:text-style-name="P6" draw:layer="layout" svg:width="2.896cm" svg:height="0.78cm" draw:transform="skewX (-0.217991623574092) rotate (-1.59051854734243) translate (11.2413748186264cm 15.3298529385686cm)" svg:viewBox="0 0 2897 781" svg:d="M2793 781l1-17-915 2v-48l-37-33 24-25 20-26 19-27 14-28 13-27 9-29 6-29 4-30-1-36-6-37-8-34-15-33-18-32-22-31-24-27-30-26-33-24-36-22-40-19-41-16-45-13-47-9-49-6-50-2-52 2-50 6-48 10-44 12-45 17-42 20-40 21-35 24-33 28-29 29-26 31-22 32-17 34-14 35-9 36-4 37 1 30 2 29 6 28 9 28 12 27 15 26 17 25 21 26-39 30v48l-919 2v10h-101l3-61 50 3v-49l872-2-8-14 44-23-46 19-14-31 46-19-47 15-11-32 47-15-49 9-7-33 50-10-51 4-3-33 50-4-50 1-1-35 50-2-50-5 6-44 50 6-49-12 10-41 49 12-47-17 15-41 48 17-45-22 20-38 45 22-42-26 24-37 42 26-39-31 30-34 38 31-36-34 33-32 36 34-33-37 36-30 33 36-29-40 39-26 29 39-25-42 44-24 25 43-22-44 45-21 22 44-19-45 49-19 18 45-14-46 49-14 14 46-11-47 53-11 10 48-5-49 54-5 5 48-2-49 56-2 2 49 2-49 54 2-2 49 6-49 53 6-6 49 10-48 52 11-11 47 15-46 48 14-14 46 17-45 46 17-18 45 23-43 44 21-23 43 27-41 40 24-27 41 30-39 37 27-30 39 34-36 34 30-34 36 38-32 28 32-38 32 42-28 24 35-41 28 44-24 21 37-44 23 46-19 17 38-46 19 48-11 10 40-48 12 49-7 7 42-50 7 50-2 2 43-51 1 50 7-5 35-49-7 49 10-7 33-49-9 48 14-11 34-48-14 46 19-14 32-46-19 44 22-17 31-44-23 42 27-7 11 863-2v48l51 3-4 63zM964 671h3l11-7zM1927 662l10 7h2z">
          <text:p/>
        </draw:path>
        <draw:path draw:style-name="gr7" draw:text-style-name="P6" draw:layer="layout" svg:width="2.883cm" svg:height="0.803cm" draw:transform="rotate (0.0671951762017817) translate (7.43395207714026cm 9.70201420150024cm)" svg:viewBox="0 0 2884 804" svg:d="M2780 804l1-18-910 3v-50l-37-34 24-26 20-27 18-28 15-28 13-29 9-29 6-30 4-31-1-37-6-38-8-35-14-33-19-34-21-31-25-29-29-26-33-25-36-23-39-19-42-16-44-14-47-9-49-6-49-2-52 2-50 6-48 10-44 13-45 18-42 20-39 22-35 25-33 28-29 30-26 32-21 33-18 35-13 36-10 37-4 38 1 30 2 31 6 29 9 28 12 28 15 27 16 25 22 27-40 31v50l-914 2-1 11h-100l3-64 50 3v-50l868-2-8-15 44-23-46 19-14-32 46-20-47 16-11-33 48-16-49 10-7-34 49-10-50 4-3-34 50-5-50 2-1-36 50-2-50-6 6-45 49 7-48-12 10-43 49 12-47-17 15-42 47 17-44-22 20-40 44 23-42-27 24-38 42 27-38-31 29-36 39 32-36-35 32-33 36 35-33-38 36-31 33 37-29-41 39-27 29 41-25-44 44-24 24 43-21-45 45-21 22 45-19-47 48-19 19 47-14-48 48-15 14 48-10-48 52-12 10 49-5-49 54-6 5 50-2-50 55-3 3 50 2-50 53 2-2 50 6-50 53 7-6 49 10-49 52 11-11 49 15-48 48 15-15 48 18-47 45 17-17 47 22-45 44 22-23 45 27-43 40 25-27 43 30-41 37 28-30 40 34-37 33 31-34 36 38-32 28 33-37 32 41-28 24 36-41 28 44-24 21 38-44 24 46-20 16 39-46 20 49-12 10 42-48 12 49-7 6 43-49 7 50-2 1 44-50 2 50 6-5 36-50-6 49 9-6 35-50-10 48 15-10 35-48-15 46 20-15 33-46-20 44 23-16 32-44-23 41 27-7 11 860-2v50l50 2-4 66zM960 691h3l11-7zM1919 681l10 7h1z">
          <text:p/>
        </draw:path>
        <draw:path draw:style-name="gr7" draw:text-style-name="P6" draw:layer="layout" svg:width="2.256cm" svg:height="0.755cm" draw:transform="skewX (0.00523598775598299) rotate (-0.0270526034059124) translate (10.3903415092407cm 17.5409983816295cm)" svg:viewBox="0 0 2257 756" svg:d="M2176 756l1-16-713 2v-47l-29-32 19-24 16-25 14-27 11-26 10-27 7-27 5-29 3-29-1-35-4-36-7-33-11-31-14-31-17-30-19-27-23-25-26-23-28-21-31-19-33-15-35-12-36-10-38-5-39-2-41 2-38 5-38 10-35 12-34 17-33 19-31 21-28 23-25 27-23 28-20 30-17 31-14 33-10 34-7 34-4 36 1 29 2 29 5 27 7 26 9 27 11 25 14 24 16 25-30 29v47l-716 2-1 10h-78l3-59 39 2v-47l679-2-7-14 35-22-36 18-11-30 36-18-37 14-9-31 38-14-39 9-5-32 38-10-39 4-2-32 39-4-39 1-1-34 39-1-39-6 4-42 39 6-38-12 8-39 38 11-36-16 12-40 36 17-35-22 16-37 35 22-33-26 19-35 33 25-30-30 23-33 30 30-28-33 25-31 28 33-26-36 28-30 26 36-22-39 30-26 23 39-20-41 34-23 20 41-17-43 35-20 17 43-14-44 37-18 15 44-11-45 37-14 12 45-9-46 41-10 8 46-4-47 42-5 4 46-2-47 44-2 2 47 1-47 42 2-1 47 4-47 42 6-5 47 8-46 40 10-8 46 12-45 37 14-11 45 14-44 35 16-13 44 17-42 34 20-17 42 20-39 32 23-21 40 23-38 29 26-23 38 26-35 26 29-26 34 29-30 23 31-30 30 32-26 19 34-32 26 34-22 17 35-35 23 36-19 13 37-36 18 39-11 7 40-38 11 39-7 5 41-39 6 39-1 1 41-39 2 39 6-4 34-38-6 38 9-5 32-39-9 38 14-8 33-38-14 36 19-12 31-35-19 34 22-13 29-34-22 33 26-6 11 673-3v47l39 3-3 61zM751 650h2l9-6zM1502 641l7 7h1z">
          <text:p/>
        </draw:path>
        <draw:path draw:style-name="gr7" draw:text-style-name="P6" draw:layer="layout" svg:width="2.598cm" svg:height="0.755cm" draw:transform="skewX (0.0118682389135614) rotate (-0.023561944901924) translate (0.0267124109789823cm 7.36887873021789cm)" svg:viewBox="0 0 2599 756" svg:d="M2505 756l1-16-820 2v-47l-33-32 21-24 18-25 17-26 13-27 12-27 8-27 5-29 4-29-1-35-5-36-8-33-13-31-16-31-19-30-23-27-26-25-30-23-32-21-35-19-38-15-40-12-42-10-44-5-45-2-46 2-45 5-43 10-40 12-40 17-38 19-36 21-31 23-30 27-26 28-24 30-19 31-16 33-12 34-8 34-4 36 1 29 2 29 5 27 8 26 11 27 13 25 15 24 19 25-35 29v47l-824 2-1 10h-90l3-59 45 2v-47l782-1-7-15 39-22-41 19-12-31 41-18-43 14-9-31 42-14-44 9-6-32 44-10-45 4-2-32 45-4-45 1-1-34 45-1-45-6 5-42 45 6-44-11 9-40 44 11-42-16 14-40 42 17-40-22 18-37 40 22-38-26 22-35 38 25-35-30 26-33 35 30-32-33 29-31 32 33-29-36 32-30 30 36-26-39 35-26 26 39-22-41 39-23 22 41-19-43 41-20 19 43-17-44 44-18 16 44-13-45 44-14 13 45-10-46 48-10 9 46-5-47 48-5 5 46-2-47 50-2 2 47 2-47 48 2-1 47 5-47 47 6-5 47 10-46 46 10-10 46 13-45 44 14-13 45 16-44 41 16-16 44 20-42 39 20-20 42 24-39 36 23-24 40 27-38 33 26-27 38 31-35 29 29-30 34 34-30 26 31-35 30 38-26 22 34-38 26 40-22 19 35-40 23 41-19 16 37-42 18 44-11 9 40-44 11 45-7 5 41-44 6 45-1 1 41-45 2 45 6-5 34-44-6 44 9-6 32-45-9 44 14-10 33-43-14 41 19-13 31-41-19 40 22-15 29-40-22 37 26-6 11 774-3 1 47 45 3-4 61zM865 650h3l9-6zM1729 641l9 7h1z">
          <text:p/>
        </draw:path>
        <draw:path draw:style-name="gr7" draw:text-style-name="P6" draw:layer="layout" svg:width="2.598cm" svg:height="0.755cm" draw:transform="skewX (0.0118682389135614) rotate (-3.09377063208515) translate (7.52729459199661cm 8.55622599215131cm)" svg:viewBox="0 0 2599 756" svg:d="M2505 756l1-16-820 2v-47l-33-32 21-24 18-25 17-26 13-27 12-27 8-27 5-29 4-29-1-35-5-36-8-33-13-31-16-31-19-30-23-27-26-25-30-23-32-21-35-19-38-15-40-12-42-10-44-5-45-2-46 2-45 5-43 10-40 12-40 17-38 19-36 21-31 23-30 27-26 28-24 30-19 31-16 33-12 34-8 34-4 36 1 29 2 29 5 27 8 26 11 27 13 25 15 24 19 25-35 29v47l-824 2-1 10h-90l3-59 45 2v-47l782-1-7-15 39-22-41 19-12-31 41-18-43 14-9-31 42-14-44 9-6-32 44-10-45 4-2-32 45-4-45 1-1-34 45-1-45-6 5-42 45 6-44-11 9-40 44 11-42-16 14-40 42 17-40-22 18-37 40 22-38-26 22-35 38 25-35-30 26-33 35 30-32-33 29-31 32 33-29-36 32-30 30 36-26-39 35-26 26 39-22-41 39-23 22 41-19-43 41-20 19 43-17-44 44-18 16 44-13-45 44-14 13 45-10-46 48-10 9 46-5-47 48-5 5 46-2-47 50-2 2 47 2-47 48 2-1 47 5-47 47 6-5 47 10-46 46 10-10 46 13-45 44 14-13 45 16-44 41 16-16 44 20-42 39 20-20 42 24-39 36 23-24 40 27-38 33 26-27 38 31-35 29 29-30 34 34-30 26 31-35 30 38-26 22 34-38 26 40-22 19 35-40 23 41-19 16 37-42 18 44-11 9 40-44 11 45-7 5 41-44 6 45-1 1 41-45 2 45 6-5 34-44-6 44 9-6 32-45-9 44 14-10 33-43-14 41 19-13 31-41-19 40 22-15 29-40-22 37 26-6 11 774-3 1 47 45 3-4 61zM865 650h3l9-6zM1729 641l9 7h1z">
          <text:p/>
        </draw:path>
        <draw:path draw:style-name="gr7" draw:text-style-name="P6" draw:layer="layout" svg:width="2.598cm" svg:height="0.755cm" draw:transform="skewX (0.0118682389135615) rotate (1.65544479551662) translate (7.04526895929843cm 10.4536130920176cm)" svg:viewBox="0 0 2599 756" svg:d="M2505 756l1-16-820 2v-47l-33-32 21-24 18-25 17-26 13-27 12-27 8-27 5-29 4-29-1-35-5-36-8-33-13-31-16-31-19-30-23-27-26-25-30-23-32-21-35-19-38-15-40-12-42-10-44-5-45-2-46 2-45 5-43 10-40 12-40 17-38 19-36 21-31 23-30 27-26 28-24 30-19 31-16 33-12 34-8 34-4 36 1 29 2 29 5 27 8 26 11 27 13 25 15 24 19 25-35 29v47l-824 2-1 10h-90l3-59 45 2v-47l782-1-7-15 39-22-41 19-12-31 41-18-43 14-9-31 42-14-44 9-6-32 44-10-45 4-2-32 45-4-45 1-1-34 45-1-45-6 5-42 45 6-44-11 9-40 44 11-42-16 14-40 42 17-40-22 18-37 40 22-38-26 22-35 38 25-35-30 26-33 35 30-32-33 29-31 32 33-29-36 32-30 30 36-26-39 35-26 26 39-22-41 39-23 22 41-19-43 41-20 19 43-17-44 44-18 16 44-13-45 44-14 13 45-10-46 48-10 9 46-5-47 48-5 5 46-2-47 50-2 2 47 2-47 48 2-1 47 5-47 47 6-5 47 10-46 46 10-10 46 13-45 44 14-13 45 16-44 41 16-16 44 20-42 39 20-20 42 24-39 36 23-24 40 27-38 33 26-27 38 31-35 29 29-30 34 34-30 26 31-35 30 38-26 22 34-38 26 40-22 19 35-40 23 41-19 16 37-42 18 44-11 9 40-44 11 45-7 5 41-44 6 45-1 1 41-45 2 45 6-5 34-44-6 44 9-6 32-45-9 44 14-10 33-43-14 41 19-13 31-41-19 40 22-15 29-40-22 37 26-6 11 774-3 1 47 45 3-4 61zM865 650h3l9-6zM1729 641l9 7h1z">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Vyplnené" draw:style="linear" draw:start-color="#ffffff" draw:end-color="#cccccc" draw:start-intensity="100%" draw:end-intensity="100%" draw:angle="300" draw:border="0%"/>
    <draw:gradient draw:name="Vyplnené_20_modré" draw:display-name="Vyplnené modré" draw:style="linear" draw:start-color="#729fcf" draw:end-color="#355269" draw:start-intensity="100%" draw:end-intensity="100%" draw:angle="300" draw:border="0%"/>
    <draw:gradient draw:name="Vyplnené_20_zelené" draw:display-name="Vyplnené zelené" draw:style="linear" draw:start-color="#77bc65" draw:end-color="#127622" draw:start-intensity="100%" draw:end-intensity="100%" draw:angle="300" draw:border="0%"/>
    <draw:gradient draw:name="Vyplnené_20_červené" draw:display-name="Vyplnené červené" draw:style="linear" draw:start-color="#ff6d6d" draw:end-color="#c9211e" draw:start-intensity="100%" draw:end-intensity="100%" draw:angle="300" draw:border="0%"/>
    <draw:gradient draw:name="Vyplnené_20_žlté" draw:display-name="Vyplnené žlté" draw:style="linear" draw:start-color="#ffde59" draw:end-color="#b47804" draw:start-intensity="100%" draw:end-intensity="100%" draw:angle="300" draw:border="0%"/>
    <draw:gradient draw:name="Útvary"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sk" fo:country="non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bez_20_výplne_20_a_20_obrysu" style:display-name="Objekt bez výplne a obrysu"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Útvary"/>
      <style:text-properties fo:font-size="14pt" fo:font-weight="bold"/>
    </style:style>
    <style:style style:name="Filled" style:family="graphic" style:parent-style-name="Shapes">
      <style:graphic-properties draw:fill="gradient" draw:fill-gradient-name="Vyplnené"/>
    </style:style>
    <style:style style:name="Filled_20_Blue" style:display-name="Filled Blue" style:family="graphic" style:parent-style-name="Filled">
      <style:graphic-properties draw:fill-gradient-name="Vyplnené_20_modré"/>
      <style:text-properties fo:color="#ffffff"/>
    </style:style>
    <style:style style:name="Filled_20_Green" style:display-name="Filled Green" style:family="graphic" style:parent-style-name="Filled">
      <style:graphic-properties draw:fill-gradient-name="Vyplnené_20_zelené"/>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Vyplnené_20_červené"/>
      <style:text-properties fo:color="#ffffff"/>
    </style:style>
    <style:style style:name="Filled_20_Yellow" style:display-name="Filled Yellow" style:family="graphic" style:parent-style-name="Filled">
      <style:graphic-properties draw:fill-gradient-name="Vyplnené_20_žlté"/>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15cm" fo:page-height="20.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volené"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8-27T16:51:01.298000000</meta:creation-date>
    <dc:date>2021-08-27T17:36:20.301000000</dc:date>
    <meta:editing-duration>PT9M53S</meta:editing-duration>
    <meta:editing-cycles>2</meta:editing-cycles>
    <meta:generator>LibreOffice/6.2.5.2$Windows_x86 LibreOffice_project/1ec314fa52f458adc18c4f025c545a4e8b22c159</meta:generator>
    <meta:document-statistic meta:object-count="31"/>
  </office:meta>
</office:document-meta>
</file>